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Menlo Regular" svg:font-family="'Menlo Regular', 'MS Mincho'" style:font-pitch="variable"/>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1ab15c"/>
    </style:style>
    <style:style style:name="P2" style:family="paragraph" style:parent-style-name="Body_20_Text_20_Cont">
      <style:text-properties officeooo:paragraph-rsid="001e48b7"/>
    </style:style>
    <style:style style:name="P3" style:family="paragraph" style:parent-style-name="Body_20_Text_20_First">
      <style:paragraph-properties>
        <style:tab-stops>
          <style:tab-stop style:position="1.5in"/>
        </style:tab-stops>
      </style:paragraph-properties>
    </style:style>
    <style:style style:name="P4" style:family="paragraph" style:parent-style-name="Chapter_20_Title" style:master-page-name="Standard">
      <style:paragraph-properties style:page-number="auto"/>
    </style:style>
    <style:style style:name="P5" style:family="paragraph" style:parent-style-name="Code">
      <style:text-properties style:font-name-asian="TheSansMonoConNormal2"/>
    </style:style>
    <style:style style:name="P6" style:family="paragraph" style:parent-style-name="Standard">
      <style:paragraph-properties fo:text-align="justify" style:justify-single-word="false"/>
    </style:style>
    <style:style style:name="P7" style:family="paragraph" style:parent-style-name="Standard">
      <style:text-properties fo:color="#bfbfbf" style:font-name="ZapfDingbats" fo:font-size="14pt" style:font-name-asian="ZapfDingbats" style:font-size-asian="14pt" style:font-name-complex="ZapfDingbats" style:font-size-complex="14pt"/>
    </style:style>
    <style:style style:name="T1" style:family="text">
      <style:text-properties style:font-name="Times" style:font-name-complex="Times" text:display="true"/>
    </style:style>
    <style:style style:name="T2" style:family="text">
      <style:text-properties style:font-name="Times" fo:language="none" fo:country="none" style:font-name-complex="Times" text:display="true"/>
    </style:style>
    <style:style style:name="T3" style:family="text">
      <style:text-properties fo:language="none" fo:country="none"/>
    </style:style>
    <style:style style:name="T4" style:family="text">
      <style:text-properties fo:language="none" fo:country="none" fo:font-weight="bold" style:font-weight-asian="bold" style:font-weight-complex="bold"/>
    </style:style>
    <style:style style:name="T5" style:family="text">
      <style:text-properties fo:language="en" fo:country="US"/>
    </style:style>
    <style:style style:name="T6" style:family="text">
      <style:text-properties fo:language="en" fo:country="US" fo:font-weight="bold" style:font-weight-asian="bold"/>
    </style:style>
    <style:style style:name="T7" style:family="text">
      <style:text-properties style:font-name="Utopia-Bold" style:font-name-complex="Utopia-Bold"/>
    </style:style>
    <style:style style:name="T8" style:family="text">
      <style:text-properties style:font-name="Utopia-Bold" officeooo:rsid="001e48b7" style:font-name-complex="Utopia-Bold"/>
    </style:style>
    <style:style style:name="T9" style:family="text">
      <style:text-properties style:font-name="Utopia-Bold" fo:font-weight="bold" style:font-weight-asian="bold" style:font-name-complex="Utopia-Bold" style:font-weight-complex="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9103f" style:font-weight-asian="bold"/>
    </style:style>
    <style:style style:name="T13" style:family="text">
      <style:text-properties fo:font-weight="bold" officeooo:rsid="001ab15c" style:font-weight-asian="bold"/>
    </style:style>
    <style:style style:name="T14" style:family="text">
      <style:text-properties fo:font-weight="bold" officeooo:rsid="001d08e1" style:font-weight-asian="bold"/>
    </style:style>
    <style:style style:name="T15" style:family="text">
      <style:text-properties fo:font-weight="bold" officeooo:rsid="001e48b7" style:font-weight-asian="bold"/>
    </style:style>
    <style:style style:name="T16" style:family="text">
      <style:text-properties style:font-weight-complex="bold"/>
    </style:style>
    <style:style style:name="T17" style:family="text">
      <style:text-properties officeooo:rsid="001ab15c" style:font-weight-complex="bold"/>
    </style:style>
    <style:style style:name="T18" style:family="text">
      <style:text-properties style:font-name="TheSansMonoCondensed-Bold" style:font-name-complex="TheSansMonoCondensed-Bold"/>
    </style:style>
    <style:style style:name="T19" style:family="text">
      <style:text-properties fo:font-style="italic" fo:font-weight="bold" style:font-style-asian="italic"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font-name-asian="TheSansMonoConNormal2"/>
    </style:style>
    <style:style style:name="T23" style:family="text">
      <style:text-properties fo:font-size="10pt" style:font-size-asian="10pt"/>
    </style:style>
    <style:style style:name="T24" style:family="text">
      <style:text-properties style:font-name="Utopia-Italic" style:font-name-complex="Utopia-Italic"/>
    </style:style>
    <style:style style:name="T25" style:family="text">
      <style:text-properties style:font-name="Utopia-Italic" fo:language="none" fo:country="none" style:font-name-complex="Utopia-Italic"/>
    </style:style>
    <style:style style:name="T26" style:family="text">
      <style:text-properties fo:font-style="normal" fo:font-weight="bold" style:font-style-asian="normal" style:font-weight-asian="bold"/>
    </style:style>
    <style:style style:name="T27" style:family="text">
      <style:text-properties officeooo:rsid="001711f3"/>
    </style:style>
    <style:style style:name="T28" style:family="text">
      <style:text-properties officeooo:rsid="0019103f"/>
    </style:style>
    <style:style style:name="T29" style:family="text">
      <style:text-properties fo:language="en" fo:country="GB" officeooo:rsid="0019103f" style:font-name-asian="Calibri" style:font-size-complex="11pt" style:language-complex="ar" style:country-complex="SA"/>
    </style:style>
    <style:style style:name="T30" style:family="text">
      <style:text-properties style:use-window-font-color="true" style:font-name="Utopia" fo:font-size="11pt" fo:language="en" fo:country="GB" officeooo:rsid="0019103f" style:font-name-asian="Calibri" style:font-size-asian="11pt" style:font-name-complex="Utopia" style:font-size-complex="11pt" style:language-complex="ar" style:country-complex="SA"/>
    </style:style>
    <style:style style:name="T31" style:family="text">
      <style:text-properties style:use-window-font-color="true" style:font-name="Utopia" fo:font-size="11pt" fo:language="en" fo:country="GB" officeooo:rsid="001ab15c"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en" fo:country="GB" officeooo:rsid="001e48b7" style:font-name-asian="Calibri" style:font-size-asian="11pt" style:font-name-complex="Utopia" style:font-size-complex="11pt" style:language-complex="ar" style:country-complex="SA"/>
    </style:style>
    <style:style style:name="T33" style:family="text">
      <style:text-properties officeooo:rsid="001ab15c"/>
    </style:style>
    <style:style style:name="T34" style:family="text">
      <style:text-properties officeooo:rsid="001d08e1"/>
    </style:style>
    <style:style style:name="T35" style:family="text">
      <style:text-properties officeooo:rsid="001e48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g and Little Numbers</text:p>
      <text:p text:style-name="Body_20_Text_20_First">Another common use for overloading is to write functions that work <text:span text:style-name="T5">just as well </text:span>with large and small integers as with plain integers. C++ has five different integer types, ranging in size from 8 bits to 64 bits or larger, with several choices for sizes in between. This Exploration takes a<text:span text:style-name="T5"> </text:span>look at the details.</text:p>
      <text:h text:style-name="Heading_20_1" text:outline-level="1"><text:bookmark-start text:name="long"/>The Long and Short of It</text:h>
      <text:p text:style-name="Body_20_Text_20_First">The size of an <text:span text:style-name="Code_20_Inline">int</text:span> is the natural size of an integer on the host platform. For your desktop computer, that probably means 32 bits or 64 bits. Not too long ago, it meant 16 bits or 32 bits. I’ve also used computers with 36-bit and 60-bit integers. In the realm of desktop computers and workstations, 32-bit and 64-bit processors dominate today’s computing landscape, but don’t forget specialized devices, such as digital signal processors (DSPs) and other embedded chips, where 16-bit architectures are still common. The purpose of leaving the standard flexible is to ensure maximum performance for your code. The C++ standard guarantees that an <text:span text:style-name="Code_20_Inline">int</text:span> can represent, at a<text:span text:style-name="T5"> </text:span>minimum, any number in the range<text:span text:style-name="T5"> </text:span>–32,76<text:span text:style-name="T28">8</text:span> to 32,767, inclusive, <text:span text:style-name="T28">that is, the minimum size of </text:span><text:span text:style-name="Code_20_Inline"><text:span text:style-name="T29">int</text:span></text:span><text:span text:style-name="T28"> is 16 bits.</text:span></text:p>
      <text:p text:style-name="Body_20_Text_20_Cont"><text:span text:style-name="T30">The computer you use for exercises probably implements </text:span><text:span text:style-name="Code_20_Inline"><text:span text:style-name="T29">int</text:span></text:span><text:span text:style-name="T30"> with a larger size than 16 bits. </text:span>To discover the number of bits in an integer, use <text:span text:style-name="Code_20_Inline">std::numeric_limits</text:span>, as you did way back in Listing 2-3. <text:span text:style-name="Strong_20_Emphasis"><text:span text:style-name="T7">Try that same program, but substitute </text:span></text:span><text:span text:style-name="Code_20_Inline"><text:span text:style-name="T11">int</text:span></text:span><text:span text:style-name="Strong_20_Emphasis"><text:span text:style-name="T7"> for </text:span></text:span><text:span text:style-name="Code_20_Inline">bool</text:span><text:span text:style-name="Strong_20_Emphasis"><text:span text:style-name="T7">. What do you get for the output?</text:span></text:span> ________________</text:p>
      <text:p text:style-name="Body_20_Text_20_Cont"><text:soft-page-break/>Most likely, you got 31, although some of you may have seen 15 or 63. The reason for this is that <text:span text:style-name="Code_20_Inline">digits</text:span> does not count the sign bit. <text:span text:style-name="T30">Signed integers use a representation called two’s complement, which sets the most-significant bit to 1 if the number is negative. </text:span>Thus, for a type that represents a signed quantity, such as <text:span text:style-name="Code_20_Inline">int</text:span>, you must add one to <text:span text:style-name="Code_20_Inline">digits</text:span>, and for a type with no sign, such as <text:span text:style-name="Code_20_Inline">bool</text:span>, use <text:span text:style-name="Code_20_Inline">digits</text:span> without further modification. Fortunately, <text:span text:style-name="Code_20_Inline">std::numeric_limits</text:span> offers <text:span text:style-name="Code_20_Inline">is_signed</text:span>, which is <text:span text:style-name="Code_20_Inline">true</text:span> for a signed type and <text:span text:style-name="Code_20_Inline">false</text:span> for a type without a sign bit. <text:span text:style-name="T9">R</text:span><text:span text:style-name="Strong_20_Emphasis"><text:span text:style-name="T7">ewrite Listing 2-3 to use </text:span></text:span><text:span text:style-name="Strong_20_Emphasis"><text:span text:style-name="T18">is_signed</text:span></text:span><text:span text:style-name="Strong_20_Emphasis"><text:span text:style-name="T7"> to determine whether to add one to </text:span></text:span><text:span text:style-name="Strong_20_Emphasis"><text:span text:style-name="T18">digits</text:span></text:span><text:span text:style-name="Strong_20_Emphasis"><text:span text:style-name="T7"> and print the number of bits per </text:span></text:span><text:span text:style-name="Code_20_Inline"><text:span text:style-name="T11">int</text:span></text:span><text:span text:style-name="Strong_20_Emphasis"><text:span text:style-name="T7"> and per </text:span></text:span><text:span text:style-name="Code_20_Inline">bool</text:span><text:span text:style-name="Strong_20_Emphasis"><text:span text:style-name="T7">.</text:span></text:span></text:p>
      <text:p text:style-name="Body_20_Text_20_Cont"/>
      <text:p text:style-name="Body_20_Text_20_Cont"/>
      <text:p text:style-name="Body_20_Text_20_Cont">Check your answers. <text:span text:style-name="Strong_20_Emphasis"><text:span text:style-name="T7">Are they correct?</text:span></text:span> ________________ Compare your program with Listing 2<text:span text:style-name="T28">6</text:span>-1.</text:p>
      <text:p text:style-name="Code_20_Caption"><text:span text:style-name="T10">Listing</text:span><text:span text:style-name="T6"> </text:span><text:span text:style-name="T10">2</text:span><text:span text:style-name="T12">6</text:span><text:span text:style-name="T10">-1.</text:span> Discovering the Number of Bits in an Integer</text:p>
      <text:p text:style-name="Code">#include &lt;iostream&gt;</text:p>
      <text:p text:style-name="Code">#include &lt;limits&gt;</text:p>
      <text:p text:style-name="Code"/>
      <text:p text:style-name="Code">int main()</text:p>
      <text:p text:style-name="Code">{</text:p>
      <text:p text:style-name="Code"><text:span text:style-name="T22"><text:s text:c="2"/></text:span>std::cout &lt;&lt; "bits per int = ";</text:p>
      <text:p text:style-name="Code"><text:span text:style-name="T22"><text:s text:c="2"/></text:span>if (std::numeric_limits&lt;int&gt;::is_signed)</text:p>
      <text:p text:style-name="Code"><text:span text:style-name="T22"><text:s text:c="4"/></text:span>std::cout &lt;&lt; std::numeric_limits&lt;int&gt;::digits + 1 &lt;&lt; '\n';</text:p>
      <text:p text:style-name="Code"><text:span text:style-name="T22"><text:s text:c="2"/></text:span>else</text:p>
      <text:p text:style-name="Code"><text:span text:style-name="T22"><text:s text:c="4"/></text:span>std::cout &lt;&lt; std::numeric_limits&lt;int&gt;::digits &lt;&lt; '\n';</text:p>
      <text:p text:style-name="Code"/>
      <text:p text:style-name="Code"><text:span text:style-name="T22"><text:s text:c="2"/></text:span>std::cout &lt;&lt; "bits per bool = ";</text:p>
      <text:p text:style-name="Code"><text:span text:style-name="T22"><text:s text:c="2"/></text:span>if (std::numeric_limits&lt;bool&gt;::is_signed)</text:p>
      <text:p text:style-name="Code"><text:span text:style-name="T22"><text:s text:c="4"/></text:span>std::cout &lt;&lt; std::numeric_limits&lt;bool&gt;::digits + 1 &lt;&lt; '\n';</text:p>
      <text:p text:style-name="Code"><text:span text:style-name="T22"><text:s text:c="2"/></text:span>else</text:p>
      <text:p text:style-name="Code"><text:span text:style-name="T22"><text:s text:c="4"/></text:span>std::cout &lt;&lt; std::numeric_limits&lt;bool&gt;::digits &lt;&lt; '\n';</text:p>
      <text:p text:style-name="Code">}</text:p>
      <text:h text:style-name="Heading_20_2" text:outline-level="2"><text:bookmark-end text:name="long"/>Long Integers</text:h>
      <text:p text:style-name="Body_20_Text_20_First">Sometimes, you need more bits than <text:span text:style-name="Code_20_Inline">int</text:span> can handle. In this case, add <text:span text:style-name="Code_20_Inline">long</text:span> to the definition to get a<text:span text:style-name="T5"> </text:span>long integer<text:alphabetical-index-mark text:string-value="long integer" text:key1="Big and little numbers"/>.</text:p>
      <text:p text:style-name="Code">long int lots_o_bits{2147483647};</text:p>
      <text:p text:style-name="Body_20_Text_20_Cont">You can even drop the <text:span text:style-name="Code_20_Inline">int</text:span><text:span text:style-name="T23">, as shown in the following</text:span>:</text:p>
      <text:p text:style-name="Code"><text:soft-page-break/>long lots_o_bits{2147483647};</text:p>
      <text:p text:style-name="Body_20_Text_20_Cont">The standard guarantees that a <text:span text:style-name="Code_20_Inline">long</text:span> <text:span text:style-name="Code_20_Inline">int</text:span> can handle <text:span text:style-name="T28">32-bit </text:span>numbers, <text:span text:style-name="T28">that is, values</text:span> in the range –2,147,483,64<text:span text:style-name="T28">8</text:span> to 2,147,483,647, but an implementation can choose a large<text:span text:style-name="T28">r</text:span> size. C++ does not guarantee that a <text:span text:style-name="Code_20_Inline">long</text:span> <text:span text:style-name="Code_20_Inline">int</text:span> is actually longer than a plain <text:span text:style-name="Code_20_Inline">int</text:span>. On some platforms, <text:span text:style-name="Code_20_Inline">int</text:span> might be 32 bits and <text:span text:style-name="Code_20_Inline">long</text:span> might be 64. When I first used a PC at home, an <text:span text:style-name="Code_20_Inline">int</text:span> was 16 bits and <text:span text:style-name="Code_20_Inline">long</text:span> was 32 bits. At times, I’ve used systems for which <text:span text:style-name="Code_20_Inline">int</text:span> and <text:span text:style-name="Code_20_Inline">long</text:span> were both 32 bits. I’m writing this book on a machine that uses 32 bits for <text:span text:style-name="Code_20_Inline">int</text:span> and 64 bits for <text:span text:style-name="Code_20_Inline">long</text:span>.</text:p>
      <text:p text:style-name="Body_20_Text_20_Cont">The type <text:span text:style-name="Code_20_Inline">long</text:span> <text:span text:style-name="Code_20_Inline">long</text:span> <text:span text:style-name="Code_20_Inline">int</text:span> can be even bigger <text:span text:style-name="T28">(64 bits)</text:span>, with a range of at least –9,223,372,036,854,775,807 to 9,223,372,036,854,775,807. You can drop the <text:span text:style-name="Code_20_Inline">int</text:span><text:span text:style-name="WW-Default_20_Paragraph_20_Font">, </text:span>if you wish, and programmers often do.</text:p>
      <text:p text:style-name="P1">Use <text:span text:style-name="Code_20_Inline">long</text:span> <text:span text:style-name="Code_20_Inline">long</text:span> if you want to store numbers as large as possible and are willing to pay a small performance penalty (on some systems, or a large penalty on others). Use <text:span text:style-name="Code_20_Inline">long</text:span> if you have to ensure portability and must represent numbers <text:span text:style-name="T31">larger than 16 bits</text:span>.</text:p>
      <text:h text:style-name="Heading_20_2" text:outline-level="2">Short Integers</text:h>
      <text:p text:style-name="Body_20_Text_20_First">Sometimes, you don’t <text:span text:style-name="T5">have</text:span> the full range of an <text:span text:style-name="Code_20_Inline">int</text:span>, and reducing memory consumption is more important. In this case, use a<text:span text:style-name="T5"> </text:span><text:span text:style-name="Code_20_Inline">short</text:span> <text:span text:style-name="Code_20_Inline">int</text:span>, or just <text:span text:style-name="Code_20_Inline">short</text:span>, which has a guaranteed range of at least –32,76<text:span text:style-name="T33">8</text:span> to 32,767, inclusive. This is the same guaranteed range as <text:span text:style-name="Code_20_Inline">int</text:span>, but implementations often choose to make an <text:span text:style-name="Code_20_Inline">int</text:span> larger than the minimum and keep <text:span text:style-name="Code_20_Inline">short</text:span> in this range of 16 bits. But you must not assume that <text:span text:style-name="Code_20_Inline">int</text:span> is always larger than <text:span text:style-name="Code_20_Inline">short</text:span>. <text:span text:style-name="T5">Both</text:span> may be the exact same size.</text:p>
      <text:p text:style-name="Body_20_Text_20_Cont">As is done with <text:span text:style-name="Code_20_Inline">long</text:span>, you define a type as <text:span text:style-name="Code_20_Inline">short</text:span> <text:span text:style-name="Code_20_Inline">int</text:span> or <text:span text:style-name="Code_20_Inline">short</text:span>.</text:p>
      <text:p text:style-name="Code">short int answer{42};</text:p>
      <text:p text:style-name="Code">short zero{0};</text:p>
      <text:p text:style-name="Body_20_Text_20_Cont">Modify Listing 2<text:span text:style-name="T33">6</text:span>-1 to print the number of bits in a <text:span text:style-name="Code_20_Inline"><text:span text:style-name="T16">long</text:span></text:span> and a <text:span text:style-name="Code_20_Inline">short</text:span> too. How many bits are in a <text:span text:style-name="Code_20_Inline">long</text:span> on your system? ______________ How many in a <text:span text:style-name="Code_20_Inline">short</text:span>? ________________ <text:span text:style-name="Code_20_Inline">long long</text:span>? ___________</text:p>
      <text:p text:style-name="Body_20_Text_20_Cont">When I run the program in Listing <text:span text:style-name="Code_20_Inline"><text:span text:style-name="T16">2</text:span></text:span><text:span text:style-name="Code_20_Inline"><text:span text:style-name="T17">6</text:span></text:span>-2, I get 16 bits in a <text:span text:style-name="Code_20_Inline">short</text:span>, 32 in an <text:span text:style-name="Code_20_Inline">int</text:span>, and 64 in a <text:span text:style-name="Code_20_Inline">long</text:span> and <text:span text:style-name="Code_20_Inline">long long</text:span>. On another computer in my network, I get 16 bits in a <text:span text:style-name="Code_20_Inline">short</text:span>, 32 in an <text:span text:style-name="Code_20_Inline">int</text:span> and <text:span text:style-name="Code_20_Inline">long</text:span>, and 64 in a <text:span text:style-name="Code_20_Inline">long long</text:span>.</text:p>
      <text:p text:style-name="Code_20_Caption"><text:span text:style-name="T10">Listing</text:span><text:span text:style-name="T6"> </text:span><text:span text:style-name="T10">2</text:span><text:span text:style-name="T13">6</text:span><text:span text:style-name="T10">-2.</text:span> Revealing the Number of Bits in Short and Long Integers </text:p>
      <text:p text:style-name="Code"><text:soft-page-break/>#include &lt;iostream&gt;</text:p>
      <text:p text:style-name="Code">#include &lt;limits&gt;</text:p>
      <text:p text:style-name="Code"/>
      <text:p text:style-name="Code">int main()</text:p>
      <text:p text:style-name="Code">{</text:p>
      <text:p text:style-name="Code"><text:span text:style-name="T22"><text:s text:c="2"/></text:span>std::cout &lt;&lt; "bits per int = ";</text:p>
      <text:p text:style-name="Code"><text:span text:style-name="T22"><text:s text:c="2"/></text:span>if (std::numeric_limits&lt;int&gt;::is_signed)</text:p>
      <text:p text:style-name="Code"><text:span text:style-name="T22"><text:s text:c="4"/></text:span>std::cout &lt;&lt; std::numeric_limits&lt;int&gt;::digits + 1 &lt;&lt; '\n';</text:p>
      <text:p text:style-name="Code"><text:span text:style-name="T22"><text:s text:c="2"/></text:span>else</text:p>
      <text:p text:style-name="Code"><text:span text:style-name="T22"><text:s text:c="4"/></text:span>std::cout &lt;&lt; std::numeric_limits&lt;int&gt;::digits &lt;&lt; '\n';</text:p>
      <text:p text:style-name="Code"/>
      <text:p text:style-name="Code"><text:span text:style-name="T22"><text:s text:c="2"/></text:span>std::cout &lt;&lt; "bits per bool = ";</text:p>
      <text:p text:style-name="Code"><text:span text:style-name="T22"><text:s text:c="2"/></text:span>if (std::numeric_limits&lt;bool&gt;::is_signed)</text:p>
      <text:p text:style-name="Code"><text:span text:style-name="T22"><text:s text:c="4"/></text:span>std::cout &lt;&lt; std::numeric_limits&lt;bool&gt;::digits + 1 &lt;&lt; '\n';</text:p>
      <text:p text:style-name="Code"><text:span text:style-name="T22"><text:s text:c="2"/></text:span>else</text:p>
      <text:p text:style-name="Code"><text:span text:style-name="T22"><text:s text:c="4"/></text:span>std::cout &lt;&lt; std::numeric_limits&lt;bool&gt;::digits &lt;&lt; '\n';</text:p>
      <text:p text:style-name="Code"/>
      <text:p text:style-name="Code"><text:span text:style-name="T22"><text:s text:c="2"/></text:span>std::cout &lt;&lt; "bits per short int = ";</text:p>
      <text:p text:style-name="Code"><text:span text:style-name="T22"><text:s text:c="2"/></text:span>if (std::numeric_limits&lt;short&gt;::is_signed)</text:p>
      <text:p text:style-name="Code"><text:span text:style-name="T22"><text:s text:c="4"/></text:span>std::cout &lt;&lt; std::numeric_limits&lt;short&gt;::digits + 1 &lt;&lt; '\n';</text:p>
      <text:p text:style-name="Code"><text:span text:style-name="T22"><text:s text:c="2"/></text:span>else</text:p>
      <text:p text:style-name="Code"><text:span text:style-name="T22"><text:s text:c="4"/></text:span>std::cout &lt;&lt; std::numeric_limits&lt;short&gt;::digits &lt;&lt; '\n';</text:p>
      <text:p text:style-name="Code"/>
      <text:p text:style-name="Code"><text:span text:style-name="T22"><text:s text:c="2"/></text:span>std::cout &lt;&lt; "bits per long int = ";</text:p>
      <text:p text:style-name="Code"><text:span text:style-name="T22"><text:s text:c="2"/></text:span>if (std::numeric_limits&lt;long&gt;::is_signed)</text:p>
      <text:p text:style-name="Code"><text:span text:style-name="T22"><text:s text:c="4"/></text:span>std::cout &lt;&lt; std::numeric_limits&lt;long&gt;::digits + 1 &lt;&lt; '\n';</text:p>
      <text:p text:style-name="Code"><text:span text:style-name="T22"><text:s text:c="2"/></text:span>else</text:p>
      <text:p text:style-name="Code"><text:span text:style-name="T22"><text:s text:c="4"/></text:span>std::cout &lt;&lt; std::numeric_limits&lt;long&gt;::digits &lt;&lt; '\n';</text:p>
      <text:p text:style-name="Code"/>
      <text:p text:style-name="Code"><text:span text:style-name="T22"><text:s text:c="2"/></text:span>std::cout &lt;&lt; "bits per long long int = ";</text:p>
      <text:p text:style-name="Code"><text:span text:style-name="T22"><text:s text:c="2"/></text:span>if (std::numeric_limits&lt;long long&gt;::is_signed)</text:p>
      <text:p text:style-name="Code"><text:span text:style-name="T22"><text:s text:c="4"/></text:span>std::cout &lt;&lt; std::numeric_limits&lt;long long&gt;::digits + 1 &lt;&lt; '\n';</text:p>
      <text:p text:style-name="Code"><text:span text:style-name="T22"><text:s text:c="2"/></text:span>else</text:p>
      <text:p text:style-name="Code"><text:span text:style-name="T22"><text:s text:c="4"/></text:span>std::cout &lt;&lt; std::numeric_limits&lt;long long&gt;::digits &lt;&lt; '\n';</text:p>
      <text:p text:style-name="Code">}</text:p>
      <text:h text:style-name="Heading_20_1" text:outline-level="1">Integer Literals</text:h>
      <text:p text:style-name="Body_20_Text_20_First">When you write an integer literal (that is, an integer constant), the type depends on its value. If the value fits in an <text:span text:style-name="Code_20_Inline">int</text:span>, the type is <text:span text:style-name="Code_20_Inline">int</text:span>; otherwise, the type is <text:span text:style-name="Code_20_Inline">long</text:span> or <text:span text:style-name="Code_20_Inline">long long</text:span>. You can force a<text:span text:style-name="T5"> </text:span>literal to have type <text:span text:style-name="Code_20_Inline">long</text:span> by adding <text:span text:style-name="Code_20_Inline">l</text:span> or <text:span text:style-name="Code_20_Inline">L</text:span> (the letter <text:span text:style-name="T20">L</text:span> in lowercase or uppercase) after the digits. (Curiously, C++ has no way for you to type a<text:span text:style-name="T5"> </text:span><text:span text:style-name="Code_20_Inline">short</text:span> literal.) I<text:span text:style-name="T5"> </text:span>always use uppercase <text:span text:style-name="Code_20_Inline">L</text:span> because a<text:span text:style-name="T5"> </text:span>lowercase <text:span text:style-name="Code_20_Inline">l</text:span> looks too much like the digit <text:span text:style-name="Code_20_Inline">1</text:span>. The compiler can always tell the difference, but every year it gets a<text:span text:style-name="T5"> </text:span>little harder for me to see the difference between <text:span text:style-name="Code_20_Inline">1</text:span> and <text:span text:style-name="Code_20_Inline">l</text:span>. Use two consecutive L’s for a <text:span text:style-name="Code_20_Inline">long</text:span> <text:span text:style-name="Code_20_Inline">long</text:span>.</text:p>
      <text:p text:style-name="Body_20_Text_20_Cont"><text:soft-page-break/><text:span text:style-name="Strong_20_Emphasis"><text:span text:style-name="T7">Devise a way for a program to print </text:span></text:span><text:span text:style-name="Code_20_Inline"><text:span text:style-name="T4">int=</text:span></text:span><text:span text:style-name="Strong_20_Emphasis"><text:span text:style-name="T7">, followed by the value, for an </text:span></text:span><text:span text:style-name="Code_20_Inline"><text:span text:style-name="T3">int</text:span></text:span><text:span text:style-name="Strong_20_Emphasis"><text:span text:style-name="T7"> literal; print </text:span></text:span><text:span text:style-name="Code_20_Inline"><text:span text:style-name="T3">long=</text:span></text:span><text:span text:style-name="Strong_20_Emphasis"><text:span text:style-name="T7">, followed by the value, for a </text:span></text:span><text:span text:style-name="Code_20_Inline"><text:span text:style-name="T3">long</text:span></text:span><text:span text:style-name="Strong_20_Emphasis"><text:span text:style-name="T7"> literal; and print </text:span></text:span><text:span text:style-name="Code_20_Inline"><text:span text:style-name="T3">long long=</text:span></text:span><text:span text:style-name="Strong_20_Emphasis"><text:span text:style-name="T7">, followed by the value, for a </text:span></text:span><text:span text:style-name="Code_20_Inline"><text:span text:style-name="T3">long long</text:span></text:span><text:span text:style-name="Strong_20_Emphasis"><text:span text:style-name="T7"> literal.</text:span></text:span> (Hint: What was the topic of the previous Exploration?) Write a program to demonstrate your idea, and test it with some literals. If you can, run the program on platforms that use different sizes for <text:span text:style-name="Code_20_Inline">int</text:span> and <text:span text:style-name="Code_20_Inline">long</text:span>. Compare your program to that of Listing 2<text:span text:style-name="T34">6</text:span>-3.</text:p>
      <text:p text:style-name="Code_20_Caption"><text:span text:style-name="T10">Listing</text:span><text:span text:style-name="T6"> </text:span><text:span text:style-name="T10">2</text:span><text:span text:style-name="T14">6</text:span><text:span text:style-name="T10">-3.</text:span> Using Overloading to Distinguish Types of Integer Literals</text:p>
      <text:p text:style-name="Code">#include &lt;iostream&gt;</text:p>
      <text:p text:style-name="Code">#include &lt;locale&gt;</text:p>
      <text:p text:style-name="Code"/>
      <text:p text:style-name="Code">void print(int value)</text:p>
      <text:p text:style-name="Code">{</text:p>
      <text:p text:style-name="Code"><text:span text:style-name="T22"><text:s text:c="2"/></text:span>std::cout &lt;&lt; "int=" &lt;&lt; value &lt;&lt; '\n';</text:p>
      <text:p text:style-name="Code">}</text:p>
      <text:p text:style-name="Code"/>
      <text:p text:style-name="Code">void print(long value)</text:p>
      <text:p text:style-name="Code">{</text:p>
      <text:p text:style-name="Code"><text:span text:style-name="T22"><text:s text:c="2"/></text:span>std::cout &lt;&lt; "long=" &lt;&lt; value &lt;&lt; '\n';</text:p>
      <text:p text:style-name="Code">}</text:p>
      <text:p text:style-name="Code"/>
      <text:p text:style-name="Code">void print(long long value)</text:p>
      <text:p text:style-name="Code">{</text:p>
      <text:p text:style-name="Code"><text:span text:style-name="T22"><text:s text:c="2"/></text:span>std::cout &lt;&lt; "long long=" &lt;&lt; value &lt;&lt; '\n';</text:p>
      <text:p text:style-name="Code">}</text:p>
      <text:p text:style-name="Code"/>
      <text:p text:style-name="Code">int main()</text:p>
      <text:p text:style-name="Code">{</text:p>
      <text:p text:style-name="Code"><text:span text:style-name="T22"><text:s text:c="2"/></text:span>std::cout.imbue(std::locale{""});</text:p>
      <text:p text:style-name="Code"><text:span text:style-name="T22"><text:s text:c="2"/></text:span>print(0);</text:p>
      <text:p text:style-name="Code"><text:span text:style-name="T22"><text:s text:c="2"/></text:span>print(0L);</text:p>
      <text:p text:style-name="Code"><text:span text:style-name="T22"><text:s text:c="2"/></text:span>print(32768);</text:p>
      <text:p text:style-name="Code"><text:span text:style-name="T22"><text:s text:c="2"/></text:span>print(-32768);</text:p>
      <text:p text:style-name="Code"><text:span text:style-name="T22"><text:s text:c="2"/></text:span>print(2147483647);</text:p>
      <text:p text:style-name="Code"><text:span text:style-name="T22"><text:s text:c="2"/></text:span>print(-2147483647);</text:p>
      <text:p text:style-name="Code"><text:span text:style-name="T22"><text:s text:c="2"/></text:span>print(2147483648);</text:p>
      <text:p text:style-name="P5"/>
      <text:p text:style-name="P5"/>
      <text:p text:style-name="Code"><text:span text:style-name="T22"><text:s text:c="2"/></text:span>print(9223372036854775807);</text:p>
      <text:p text:style-name="Code"><text:span text:style-name="T22"><text:s text:c="2"/></text:span>print(-9223372036854775807);</text:p>
      <text:p text:style-name="Code">}</text:p>
      <text:p text:style-name="Body_20_Text_20_Cont">The actual types that your compiler chooses will vary. Your compiler may even be able to handle larger integer literals. The C++ standard sets down some guaranteed <text:soft-page-break/>ranges for each of the integer types, so all the values in Listing 2<text:span text:style-name="T34">6</text:span>-3 will work with a decent C++ compiler. If you stick to the guaranteed ranges, your program will compile and run everywhere; outside the range, you’re taking your chances. Library-writers have to be especially careful. You never know when someone working on a small, embedded processor might like your code and want to use it.</text:p>
      <text:h text:style-name="Heading_20_1" text:outline-level="1">Byte-Sized Integers</text:h>
      <text:p text:style-name="Body_20_Text_20_First">The smallest integer type that C++ offers is <text:span text:style-name="Code_20_Inline">signed</text:span> <text:span text:style-name="Code_20_Inline">char</text:span>. The type name looks similar to the character type, <text:span text:style-name="Code_20_Inline">char</text:span>, but the type acts differently. It usually acts like an integer. By definition, the size of <text:span text:style-name="Code_20_Inline">signed</text:span> <text:span text:style-name="Code_20_Inline">char</text:span> is <text:span text:style-name="T5">1</text:span> byte, which is the smallest size that your C++ compiler supports for any type. The guaranteed range of <text:span text:style-name="Code_20_Inline">signed</text:span> <text:span text:style-name="Code_20_Inline">char</text:span> is –127 to 127.</text:p>
      <text:p text:style-name="Body_20_Text_20_Cont">In spite of the name, you should try not to think of <text:span text:style-name="Code_20_Inline">signed</text:span> <text:span text:style-name="Code_20_Inline">char</text:span> as a mutated character type; instead, think of it as a misspelled integer type. Many programs have a <text:span text:style-name="Code_20_Inline">typedef</text:span> similar to </text:p>
      <text:p text:style-name="Code">typedef signed char byte;</text:p>
      <text:p text:style-name="Body_20_Text_20_Cont">to make it easier for you to think of this type as a byte-sized integer type.</text:p>
      <text:p text:style-name="Body_20_Text_20_Cont">There is no easy way to write a <text:span text:style-name="Code_20_Inline">signed</text:span> <text:span text:style-name="Code_20_Inline">char</text:span> literal, just as there is no way to write a simple <text:span text:style-name="Code_20_Inline">short</text:span> literal. Character literals have type <text:span text:style-name="Code_20_Inline">char</text:span>, not <text:span text:style-name="Code_20_Inline">signed</text:span> <text:span text:style-name="Code_20_Inline">char</text:span>. Besides, some characters may be out of range for <text:span text:style-name="Code_20_Inline">signed</text:span> <text:span text:style-name="Code_20_Inline">char</text:span>.</text:p>
      <text:p text:style-name="Body_20_Text_20_Cont">Although the compiler does its best to help you remember that <text:span text:style-name="Code_20_Inline">signed</text:span> <text:span text:style-name="Code_20_Inline">char</text:span> is not a <text:span text:style-name="Code_20_Inline">char</text:span>, the standard library is less helpful. The I/O stream types treat <text:span text:style-name="Code_20_Inline">signed</text:span> <text:span text:style-name="Code_20_Inline">char</text:span> values as characters. Somehow, you have to inform the stream that you want to print an integer, not a character. You also need a solution to create <text:span text:style-name="Code_20_Inline">signed</text:span> <text:span text:style-name="Code_20_Inline">char</text:span> (and <text:span text:style-name="Code_20_Inline">short</text:span>) literals. Fortunately, the same solution lets you use <text:span text:style-name="Code_20_Inline">signed</text:span> <text:span text:style-name="Code_20_Inline">char</text:span> constants and print <text:span text:style-name="Code_20_Inline">signed</text:span> <text:span text:style-name="Code_20_Inline">char</text:span> numbers: type casting.</text:p>
      <text:h text:style-name="Heading_20_1" text:outline-level="1">Type Casting</text:h>
      <text:p text:style-name="Body_20_Text_20_First">Although you cannot write a<text:span text:style-name="T5"> </text:span><text:span text:style-name="Code_20_Inline">short</text:span> or arbitrary <text:span text:style-name="Code_20_Inline">signed</text:span> <text:span text:style-name="Code_20_Inline">char</text:span> literal directly, you can write a<text:span text:style-name="T5"> </text:span>constant expression that has type <text:span text:style-name="Code_20_Inline">short</text:span> or <text:span text:style-name="Code_20_Inline">signed</text:span> <text:span text:style-name="Code_20_Inline">char</text:span> and take any suitable value. The trick is to use a<text:span text:style-name="T5"> </text:span>plain <text:span text:style-name="Code_20_Inline">int</text:span> and tell the compiler exactly <text:alphabetical-index-mark text:string-value="type casting" text:key1="Big and little numbers"/>what type you want.</text:p>
      <text:p text:style-name="Code">static_cast&lt;signed char&gt;(-1)</text:p>
      <text:p text:style-name="Code">static_cast&lt;short int&gt;(42)</text:p>
      <text:p text:style-name="Body_20_Text_20_Cont"><text:soft-page-break/>The expression does not have to be a literal, as demonstrated in the following:</text:p>
      <text:p text:style-name="Code">int x{42};</text:p>
      <text:p text:style-name="Code">static_cast&lt;short&gt;(x);</text:p>
      <text:p text:style-name="Body_20_Text_20_Cont">The <text:span text:style-name="Code_20_Inline">static_cast</text:span> expression is known as a <text:span text:style-name="Emphasis"><text:span text:style-name="T24">type cast</text:span></text:span>. The operator, <text:span text:style-name="Code_20_Inline">static_cast</text:span>, is a reserved keyword. It converts an expression from one type to another. The “static” in its name means the type is static, or fixed, at compile time.</text:p>
      <text:p text:style-name="Body_20_Text_20_Cont">You can convert any integer type to any other integer type. If the value is out of range for the target type, you get junk as a result. For example, the high-order bits may be discarded. Thus, you should always be careful when using <text:span text:style-name="Code_20_Inline">static_cast</text:span>. Be absolutely sure that you are not discarding important information<text:alphabetical-index-mark text:string-value="type casting" text:key1="Big and little numbers"/>.</text:p>
      <text:p text:style-name="Body_20_Text_20_Cont">If you cast a number to <text:span text:style-name="Code_20_Inline">bool</text:span>, the result is <text:span text:style-name="Code_20_Inline">false</text:span> if the number is zero or <text:span text:style-name="Code_20_Inline">true</text:span> if the number is not zero (just like the conversion that takes place when you use an integer as a condition).</text:p>
      <text:p text:style-name="Body_20_Text_20_Cont"><text:span text:style-name="Strong_20_Emphasis"><text:span text:style-name="T7">Rewrite Listing 2</text:span></text:span><text:span text:style-name="Strong_20_Emphasis"><text:span text:style-name="T8">6</text:span></text:span><text:span text:style-name="Strong_20_Emphasis"><text:span text:style-name="T7">-3 to overload </text:span></text:span><text:span text:style-name="Strong_20_Emphasis"><text:span text:style-name="T18">print</text:span></text:span><text:span text:style-name="Strong_20_Emphasis"><text:span text:style-name="T7"> for </text:span></text:span><text:span text:style-name="Code_20_Inline"><text:span text:style-name="T11">short</text:span></text:span><text:span text:style-name="Strong_20_Emphasis"><text:span text:style-name="T7"> and </text:span></text:span><text:span text:style-name="Code_20_Inline"><text:span text:style-name="T10">signed char</text:span></text:span><text:span text:style-name="Strong_20_Emphasis"><text:span text:style-name="T7"> values too.</text:span></text:span> Use type casting to force various values to different types and ensure that the results match your expectations. Take a look at Listing 2<text:span text:style-name="T35">6</text:span>-4 to see one possible solution.</text:p>
      <text:p text:style-name="Code_20_Caption"><text:span text:style-name="T10">Listing</text:span><text:span text:style-name="T6"> </text:span><text:span text:style-name="T10">2</text:span><text:span text:style-name="T15">6</text:span><text:span text:style-name="T10">-4.</text:span> Using Type Casts</text:p>
      <text:p text:style-name="Code">#include &lt;iostream&gt;</text:p>
      <text:p text:style-name="Code">#include &lt;locale&gt;</text:p>
      <text:p text:style-name="Code"/>
      <text:p text:style-name="Code">typedef signed char byte;</text:p>
      <text:p text:style-name="Code"/>
      <text:p text:style-name="Code">void print(byte value)</text:p>
      <text:p text:style-name="Code">{</text:p>
      <text:p text:style-name="Code"><text:span text:style-name="T22"><text:s text:c="2"/></text:span>// The &lt;&lt; operator treats signed char as a<text:span text:style-name="T5"> </text:span>mutant char, and tries to</text:p>
      <text:p text:style-name="Code"><text:span text:style-name="T22"><text:s text:c="2"/></text:span>// print a<text:span text:style-name="T5"> </text:span>character. In order to print the value as an integer, you</text:p>
      <text:p text:style-name="Code"><text:span text:style-name="T22"><text:s text:c="2"/></text:span>// must cast it to an integer type.</text:p>
      <text:p text:style-name="Code"><text:span text:style-name="T22"><text:s text:c="2"/></text:span>std::cout &lt;&lt; "byte=" &lt;&lt; static_cast&lt;int&gt;(value) &lt;&lt; '\n';</text:p>
      <text:p text:style-name="Code">}</text:p>
      <text:p text:style-name="Code"/>
      <text:p text:style-name="Code">void print(short value)</text:p>
      <text:p text:style-name="Code">{</text:p>
      <text:p text:style-name="Code"><text:span text:style-name="T22"><text:s text:c="2"/></text:span>std::cout &lt;&lt; "short=" &lt;&lt; value &lt;&lt; '\n';</text:p>
      <text:p text:style-name="Code">}</text:p>
      <text:p text:style-name="Code"/>
      <text:p text:style-name="Code">void print(int value)</text:p>
      <text:p text:style-name="Code">{</text:p>
      <text:p text:style-name="Code"><text:span text:style-name="T22"><text:s text:c="2"/></text:span>std::cout &lt;&lt; "int=" &lt;&lt; value &lt;&lt; '\n';</text:p>
      <text:p text:style-name="Code">}</text:p>
      <text:p text:style-name="Code">
<text:soft-page-break/>
</text:p>
      <text:p text:style-name="Code">void print(long value)</text:p>
      <text:p text:style-name="Code">{</text:p>
      <text:p text:style-name="Code"><text:span text:style-name="T22"><text:s text:c="2"/></text:span>std::cout &lt;&lt; "long=" &lt;&lt; value &lt;&lt; '\n';</text:p>
      <text:p text:style-name="Code">}</text:p>
      <text:p text:style-name="Code"/>
      <text:p text:style-name="Code">void print(long long value)</text:p>
      <text:p text:style-name="Code">{</text:p>
      <text:p text:style-name="Code"><text:span text:style-name="T22"><text:s text:c="2"/></text:span>std::cout &lt;&lt; "long long=" &lt;&lt; value &lt;&lt; '\n';</text:p>
      <text:p text:style-name="Code">}</text:p>
      <text:p text:style-name="Code"/>
      <text:p text:style-name="Code">int main()</text:p>
      <text:p text:style-name="Code">{</text:p>
      <text:p text:style-name="Code"><text:span text:style-name="T22"><text:s text:c="2"/></text:span>std::cout.imbue(std::locale{""});</text:p>
      <text:p text:style-name="Code"><text:span text:style-name="T22"><text:s text:c="2"/></text:span>print(0);</text:p>
      <text:p text:style-name="Code"><text:span text:style-name="T22"><text:s text:c="2"/></text:span>print(0L);</text:p>
      <text:p text:style-name="Code"><text:span text:style-name="T22"><text:s text:c="2"/></text:span>print(static_cast&lt;short&gt;(0));</text:p>
      <text:p text:style-name="Code"><text:span text:style-name="T22"><text:s text:c="2"/></text:span>print(static_cast&lt;byte&gt;(0));</text:p>
      <text:p text:style-name="Code"><text:span text:style-name="T22"><text:s text:c="2"/></text:span>print(static_cast&lt;byte&gt;(255));</text:p>
      <text:p text:style-name="Code"><text:span text:style-name="T22"><text:s text:c="2"/></text:span>print(static_cast&lt;short&gt;(65535));</text:p>
      <text:p text:style-name="Code"><text:alphabetical-index-mark text:string-value="type casting" text:key1="Big and little numbers"/><text:span text:style-name="T22"><text:s text:c="2"/></text:span>print(32768);</text:p>
      <text:p text:style-name="Code"><text:span text:style-name="T22"><text:s text:c="2"/></text:span>print(32768L);</text:p>
      <text:p text:style-name="Code"><text:span text:style-name="T22"><text:s text:c="2"/></text:span>print(-32768);</text:p>
      <text:p text:style-name="Code"><text:span text:style-name="T22"><text:s text:c="2"/></text:span>print(2147483647);</text:p>
      <text:p text:style-name="Code"><text:span text:style-name="T22"><text:s text:c="2"/></text:span>print(-2147483647);</text:p>
      <text:p text:style-name="Code"><text:span text:style-name="T22"><text:s text:c="2"/></text:span>print(2147483648);</text:p>
      <text:p text:style-name="Code"><text:span text:style-name="T22"><text:s text:c="2"/></text:span>print(9223372036854775807);</text:p>
      <text:p text:style-name="Code"><text:span text:style-name="T22"><text:s text:c="2"/></text:span>print(-9223372036854775807);</text:p>
      <text:p text:style-name="Code">}</text:p>
      <text:p text:style-name="P2">When I run Listing 25-4, I get <text:span text:style-name="Code_20_Inline">-1</text:span> for <text:span text:style-name="Code_20_Inline">static_cast&lt;short&gt;(65535)</text:span> and <text:span text:style-name="Code_20_Inline">static_cast&lt;byte&gt;(255)</text:span>. That’s because the values are out of range for the target types. <text:span text:style-name="T32">The bit pattern for the largest integer is the same as the bit pattern for –1</text:span>.</text:p>
      <text:h text:style-name="Heading_20_1" text:outline-level="1">Make Up Your Own Literals</text:h>
      <text:p text:style-name="Body_20_Text_20_First">Although C++ does not offer a built<text:span text:style-name="T5">-</text:span>in way to create a <text:span text:style-name="Code_20_Inline">short</text:span> literal, you can define your own literal suffix. Just as <text:span text:style-name="Code_20_Inline">42L</text:span> has type <text:span text:style-name="Code_20_Inline">long</text:span>, you can invent a suffix, say, <text:span text:style-name="Code_20_Inline">_S</text:span>, to mean <text:span text:style-name="Code_20_Inline">short</text:span>, so <text:span text:style-name="Code_20_Inline">42_S</text:span> is a compile-time constant of type <text:span text:style-name="Code_20_Inline">short</text:span>. Listing 25<text:span text:style-name="T5">-</text:span>5 shows how you can define your own literal suffix.</text:p>
      <text:p text:style-name="Code_20_Caption"><text:span text:style-name="T10">Listing</text:span><text:span text:style-name="T6"> </text:span><text:span text:style-name="T10">2</text:span><text:span text:style-name="T15">6</text:span><text:span text:style-name="T10">-5.</text:span> User-<text:span text:style-name="T5">D</text:span>efined Literal</text:p>
      <text:p text:style-name="Code">#include &lt;iostream&gt;</text:p>
      <text:p text:style-name="Code">
<text:soft-page-break/>
</text:p>
      <text:p text:style-name="Code">short operator "" _S(unsigned long long value)</text:p>
      <text:p text:style-name="Code">{</text:p>
      <text:p text:style-name="Code"><text:span text:style-name="T22"><text:s text:c="4"/></text:span>return static_cast&lt;short&gt;(value);</text:p>
      <text:p text:style-name="Code">}</text:p>
      <text:p text:style-name="Code"/>
      <text:p text:style-name="Code">void print(short s)</text:p>
      <text:p text:style-name="Code">{</text:p>
      <text:p text:style-name="Code"><text:span text:style-name="T22"><text:s text:c="3"/></text:span>std::cout &lt;&lt; "short=" &lt;&lt; s &lt;&lt; '\n';</text:p>
      <text:p text:style-name="Code">}</text:p>
      <text:p text:style-name="Code"/>
      <text:p text:style-name="Code">void print(int i)</text:p>
      <text:p text:style-name="Code">{</text:p>
      <text:p text:style-name="Code"><text:span text:style-name="T22"><text:s text:c="3"/></text:span>std::cout &lt;&lt; "int=" &lt;&lt; i &lt;&lt; '\n';</text:p>
      <text:p text:style-name="Code">}</text:p>
      <text:p text:style-name="Code"/>
      <text:p text:style-name="Code">int main()</text:p>
      <text:p text:style-name="Code">{</text:p>
      <text:p text:style-name="Code"><text:span text:style-name="T22"><text:s text:c="3"/></text:span>print(42);</text:p>
      <text:p text:style-name="Code"><text:span text:style-name="T22"><text:s text:c="3"/></text:span>print(42_S);</text:p>
      <text:p text:style-name="Code">}</text:p>
      <text:p text:style-name="Body_20_Text_20_Cont">When the user defines a literal, it is known as a <text:span text:style-name="Emphasis"><text:span text:style-name="T25">user-defined literal</text:span></text:span>, or UDL. The name of the literal must begin with an underscore. This will let the C++ standard define additional literals that don’t start with an underscore without fear of interfering with the literals you define. You can define a UDL for integer, floating-point, and string types.</text:p>
      <text:p text:style-name="Body_20_Text_20_Cont"/>
      <text:h text:style-name="Heading_20_1" text:outline-level="1">Integer Arithmetic</text:h>
      <text:p text:style-name="Body_20_Text_20_First">When you use <text:span text:style-name="Code_20_Inline">signed</text:span> <text:span text:style-name="Code_20_Inline">char</text:span> and <text:span text:style-name="Code_20_Inline">short</text:span> values or objects in an expression, the compiler always turns them into type <text:span text:style-name="Code_20_Inline">int</text:span>. It then performs the arithmetic or whatever operation you want to do. This is known as <text:span text:style-name="T21">type</text:span> <text:span text:style-name="Emphasis"><text:span text:style-name="T24">promotion</text:span></text:span>. The compiler <text:span text:style-name="Emphasis"><text:span text:style-name="T24">promotes</text:span></text:span> a<text:span text:style-name="T5"> </text:span><text:span text:style-name="Code_20_Inline">short</text:span> to an <text:span text:style-name="Code_20_Inline">int</text:span>. The result of arithmetic operations is also an <text:span text:style-name="Code_20_Inline">int</text:span>.</text:p>
      <text:p text:style-name="Body_20_Text_20_Cont">You can mix <text:span text:style-name="Code_20_Inline">int</text:span> and <text:span text:style-name="Code_20_Inline">long</text:span> in the same expressions. C++ converts the smaller type to match the larger type, and the larger type is the type of the result. This is known as type <text:span text:style-name="Emphasis"><text:span text:style-name="T24">conversion</text:span></text:span>, which is different from type promotion. (The distinction may seem arbitrary or trivial, but it’s important. The next section will explain one of the reasons.) Remember: <text:span text:style-name="T20">P</text:span><text:span text:style-name="Emphasis"><text:span text:style-name="T24">romote</text:span></text:span> <text:span text:style-name="Code_20_Inline">signed</text:span> <text:span text:style-name="Code_20_Inline">char</text:span> and <text:span text:style-name="Code_20_Inline">short</text:span> to <text:span text:style-name="Code_20_Inline">int</text:span>; <text:span text:style-name="Emphasis"><text:span text:style-name="T24">convert</text:span></text:span> <text:span text:style-name="Code_20_Inline">int</text:span> to <text:span text:style-name="Code_20_Inline">long</text:span>.</text:p>
      <text:p text:style-name="Code">long big{2147483640};</text:p>
      <text:p text:style-name="Code">short small{7};</text:p>
      <text:p text:style-name="Code"><text:soft-page-break/>std::cout &lt;&lt; big + small; // promote small to type int; then convert it to long;</text:p>
      <text:p text:style-name="Code"><text:span text:style-name="T22"><text:s text:c="26"/></text:span>// the sum has type long</text:p>
      <text:p text:style-name="Body_20_Text_20_Cont">When you compare two integers, the same promotion and conversion occurs: the smaller argument is promoted or converted to the size of the larger argument. The result is always <text:span text:style-name="Code_20_Inline">bool</text:span>.</text:p>
      <text:p text:style-name="Body_20_Text_20_Cont">The compiler can convert any numeric value to <text:span text:style-name="Code_20_Inline">bool</text:span>; it considers this a conversion on the same level as any other integer conversion.</text:p>
      <text:h text:style-name="Heading_20_1" text:outline-level="1">Overload Resolution</text:h>
      <text:p text:style-name="P3">The two-step type conversion process may puzzle you. It matters when you have a<text:span text:style-name="T5"> </text:span>set of overloaded functions, and the compiler <text:span text:style-name="T5">has</text:span> to decide which function to call. The first thing the compiler tries is to find an exact match. If it can’t find one, it searches for a<text:span text:style-name="T5"> </text:span>match after type promotion. Only if that fails does it search for a<text:span text:style-name="T5"> </text:span>match allowing type conversion. Thus, it considers a<text:span text:style-name="T5"> </text:span>match based only on type promotion to be better than type conversion. Listing<text:span text:style-name="T5"> </text:span>2<text:span text:style-name="T35">6</text:span>-6 demonstrates the difference.</text:p>
      <text:p text:style-name="Code_20_Caption"><text:span text:style-name="T10">Listing</text:span><text:span text:style-name="T6"> </text:span><text:span text:style-name="T10">2</text:span><text:span text:style-name="T15">6</text:span><text:span text:style-name="T10">-6</text:span><text:span text:style-name="T26">.</text:span> Overloading Prefers Type Promotion over Type Conversion</text:p>
      <text:p text:style-name="Code">#include &lt;iostream&gt;</text:p>
      <text:p text:style-name="Code"/>
      <text:p text:style-name="Code">// print is overloaded for signed char, short, int and long</text:p>
      <text:p text:style-name="Code">void print(signed char value)</text:p>
      <text:p text:style-name="Code">{</text:p>
      <text:p text:style-name="Code"><text:span text:style-name="T22"><text:s text:c="2"/></text:span>std::cout &lt;&lt; "print(signed char = " &lt;&lt; static_cast&lt;int&gt;(value) &lt;&lt; ")\n";</text:p>
      <text:p text:style-name="Code">}</text:p>
      <text:p text:style-name="Code"/>
      <text:p text:style-name="Code">void print(short value)</text:p>
      <text:p text:style-name="Code">{</text:p>
      <text:p text:style-name="Code"><text:span text:style-name="T22"><text:s text:c="2"/></text:span>std::cout &lt;&lt; "print(short = " &lt;&lt; value &lt;&lt; ")\n";</text:p>
      <text:p text:style-name="Code">}</text:p>
      <text:p text:style-name="Code"/>
      <text:p text:style-name="Code">void print(int value)</text:p>
      <text:p text:style-name="Code">{</text:p>
      <text:p text:style-name="Code"><text:span text:style-name="T22"><text:s text:c="2"/></text:span>std::cout &lt;&lt; "print(int = " &lt;&lt; value &lt;&lt; ")\n";</text:p>
      <text:p text:style-name="Code">}</text:p>
      <text:p text:style-name="Code"/>
      <text:p text:style-name="Code">void print(long value)</text:p>
      <text:p text:style-name="Code">{</text:p>
      <text:p text:style-name="Code"><text:span text:style-name="T22"><text:s text:c="2"/></text:span>std::cout &lt;&lt; "print(long = " &lt;&lt; value &lt;&lt; ")\n";</text:p>
      <text:p text:style-name="Code">}</text:p>
      <text:p text:style-name="Code">
<text:soft-page-break/>
</text:p>
      <text:p text:style-name="Code">// guess<text:span text:style-name="T35">()</text:span> is overloaded for bool, int, and long</text:p>
      <text:p text:style-name="Code">void guess(bool value)</text:p>
      <text:p text:style-name="Code">{</text:p>
      <text:p text:style-name="Code"><text:span text:style-name="T22"><text:s text:c="2"/></text:span>std::cout &lt;&lt; "guess(bool = " &lt;&lt; value &lt;&lt; ")\n";</text:p>
      <text:p text:style-name="Code">}</text:p>
      <text:p text:style-name="Code"/>
      <text:p text:style-name="Code">void guess(int value)</text:p>
      <text:p text:style-name="Code">{</text:p>
      <text:p text:style-name="Code"><text:span text:style-name="T22"><text:s text:c="2"/></text:span>std::cout &lt;&lt; "guess(int = " &lt;&lt; value &lt;&lt; ")\n";</text:p>
      <text:p text:style-name="Code">}</text:p>
      <text:p text:style-name="Code"/>
      <text:p text:style-name="Code">void guess(long value)</text:p>
      <text:p text:style-name="Code">{</text:p>
      <text:p text:style-name="Code"><text:span text:style-name="T22"><text:s text:c="2"/></text:span>std::cout &lt;&lt; "guess(long = " &lt;&lt; value &lt;&lt; ")\n";</text:p>
      <text:p text:style-name="Code">}</text:p>
      <text:p text:style-name="Code"/>
      <text:p text:style-name="Code">// error<text:span text:style-name="T35">()</text:span> is overloaded for bool and long</text:p>
      <text:p text:style-name="Code">void error(bool value)</text:p>
      <text:p text:style-name="Code">{</text:p>
      <text:p text:style-name="Code"><text:span text:style-name="T22"><text:s text:c="2"/></text:span>std::cout &lt;&lt; "error(bool = " &lt;&lt; value &lt;&lt; ")\n";</text:p>
      <text:p text:style-name="Code">}</text:p>
      <text:p text:style-name="Code"/>
      <text:p text:style-name="Code">void error(long value)</text:p>
      <text:p text:style-name="Code">{</text:p>
      <text:p text:style-name="Code"><text:span text:style-name="T22"><text:s text:c="2"/></text:span>std::cout &lt;&lt; "error(long = " &lt;&lt; value &lt;&lt; ")\n";</text:p>
      <text:p text:style-name="Code">}</text:p>
      <text:p text:style-name="Code"/>
      <text:p text:style-name="Code">int main()</text:p>
      <text:p text:style-name="Code">{</text:p>
      <text:p text:style-name="Code"><text:span text:style-name="T22"><text:s text:c="2"/></text:span>signed char byte{10};</text:p>
      <text:p text:style-name="Code"><text:span text:style-name="T22"><text:s text:c="2"/></text:span>short shrt{20};</text:p>
      <text:p text:style-name="Code"><text:span text:style-name="T22"><text:s text:c="2"/></text:span>int i{30};</text:p>
      <text:p text:style-name="Code"><text:span text:style-name="T22"><text:s text:c="2"/></text:span>long lng{40};</text:p>
      <text:p text:style-name="Code"/>
      <text:p text:style-name="Code"><text:span text:style-name="T22"><text:s text:c="2"/></text:span>print(byte);</text:p>
      <text:p text:style-name="Code"><text:span text:style-name="T22"><text:s text:c="2"/></text:span>print(shrt);</text:p>
      <text:p text:style-name="Code"><text:span text:style-name="T22"><text:s text:c="2"/></text:span>print(i);</text:p>
      <text:p text:style-name="Code"><text:span text:style-name="T22"><text:s text:c="2"/></text:span>print(lng);</text:p>
      <text:p text:style-name="Code"/>
      <text:p text:style-name="Code"><text:span text:style-name="T22"><text:s text:c="2"/></text:span>guess(byte);</text:p>
      <text:p text:style-name="Code"><text:span text:style-name="T22"><text:s text:c="2"/></text:span>guess(shrt);</text:p>
      <text:p text:style-name="Code"><text:span text:style-name="T22"><text:s text:c="2"/></text:span>guess(i);</text:p>
      <text:p text:style-name="Code"><text:span text:style-name="T22"><text:s text:c="2"/></text:span>guess(lng);</text:p>
      <text:p text:style-name="Code"/>
      <text:p text:style-name="Code"><text:span text:style-name="T22"><text:s text:c="2"/></text:span>error(byte); // expected error</text:p>
      <text:p text:style-name="Code"><text:span text:style-name="T22"><text:s text:c="2"/></text:span>error(shrt); // expected error</text:p>
      <text:p text:style-name="Code"><text:span text:style-name="T22"><text:s text:c="2"/></text:span>error(i); <text:s text:c="3"/>// expected error</text:p>
      <text:p text:style-name="Code"><text:span text:style-name="T22"><text:s text:c="2"/></text:span>error(lng);</text:p>
      <text:p text:style-name="Code"><text:soft-page-break/>}</text:p>
      <text:p text:style-name="Body_20_Text_20_Cont">The first four lines of <text:span text:style-name="Code_20_Inline">main</text:span> call the <text:span text:style-name="Code_20_Inline">print</text:span> function. The compiler always finds an exact match and is happy. The next four lines call <text:span text:style-name="Code_20_Inline">guess</text:span>. When called with <text:span text:style-name="Code_20_Inline">signed</text:span> <text:span text:style-name="Code_20_Inline">char</text:span> and <text:span text:style-name="Code_20_Inline">short</text:span> arguments, the compiler promotes the arguments to <text:span text:style-name="Code_20_Inline">int</text:span> and finds an exact match with <text:span text:style-name="Code_20_Inline">guess(int</text:span> <text:span text:style-name="Code_20_Inline">i)</text:span>.</text:p>
      <text:p text:style-name="Body_20_Text_20_Cont">The last four lines call the aptly named function, <text:span text:style-name="Code_20_Inline">error</text:span>. The problem is that the compiler promotes <text:span text:style-name="Code_20_Inline">signed</text:span> <text:span text:style-name="Code_20_Inline">char</text:span> and <text:span text:style-name="Code_20_Inline">short</text:span> to <text:span text:style-name="Code_20_Inline">int</text:span> and then must convert <text:span text:style-name="Code_20_Inline">int</text:span> to either <text:span text:style-name="Code_20_Inline">long</text:span> or <text:span text:style-name="Code_20_Inline">bool</text:span>. It treats all conversions equally, thus it cannot decide which function to call, so it reports an error. Delete the three lines that I marked with “expected error,” and the program works just fine, or add an overload for <text:span text:style-name="Code_20_Inline">error(int value)</text:span>, and everything will work.</text:p>
      <text:p text:style-name="Body_20_Text_20_Cont">The problem of ambiguous overload resolution is a difficult hurdle for new C++ programmers. It’s also a difficult hurdle for many experienced C++ programmers. The exact rules for how C++ resolves overloaded names are complicated and subtle and will be covered in depth in Exploration ???. Avoid being clever about overloaded functions, and keep it simple. Most overloading situations are straightforward, but if you find yourself writing an overload for type <text:span text:style-name="Code_20_Inline">long</text:span>, be certain you also have an overload for type <text:span text:style-name="Code_20_Inline">int</text:span>.</text:p>
      <text:p text:style-name="Body_20_Text_20_Cont">Knowing about big integers helps with some programs, but others have to represent even larger numbers. The next Exploration examines how C++ works with floating point values.</text:p>
      <text:p text:style-name="Body_20_Text_20_Cont">
<text:bookmark text:name="Ref_Chapter"/>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Menlo Regular" svg:font-family="'Menlo Regular', 'MS Mincho'" style:font-pitch="variable"/>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711f3"/>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6</text:span></text:p>
        <text:p text:style-name="MP1"/>
        <text:p text:style-name="MP2"></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18:00</meta:creation-date>
    <dc:creator>Ray Lischner</dc:creator>
    <dc:date>2020-03-09T13:18:00.127248010</dc:date>
    <meta:print-date>2009-03-19T10:05:00</meta:print-date>
    <meta:editing-cycles>8</meta:editing-cycles>
    <meta:editing-duration>PT26M52S</meta:editing-duration>
    <meta:generator>LibreOffice/6.3.3.2.0$Linux_X86_64 LibreOffice_project/30$Build-2</meta:generator>
    <meta:document-statistic meta:table-count="0" meta:image-count="0" meta:object-count="0" meta:page-count="12" meta:paragraph-count="264" meta:word-count="2956" meta:character-count="17656" meta:non-whitespace-character-count="14700"/>
    <meta:user-defined meta:name="Chapter Number">26</meta:user-defined>
    <meta:user-defined meta:name="ContentType">Document</meta:user-defined>
  </office:meta>
</office:document-meta>
</file>